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fill="solid" draw:fill-color="#aecf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83caff" draw:textarea-horizontal-align="justify" draw:textarea-vertical-align="middle" draw:auto-grow-height="false" fo:min-height="0cm" fo:min-width="0cm"/>
    </style:style>
    <style:style style:name="gr21" style:family="graphic" style:parent-style-name="standard">
      <style:graphic-properties draw:fill="solid" draw:fill-color="#ff950e" draw:textarea-horizontal-align="justify" draw:textarea-vertical-align="middle" draw:auto-grow-height="false" fo:min-height="0cm" fo:min-width="0cm"/>
    </style:style>
    <style:style style:name="gr2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6" style:family="graphic" style:parent-style-name="standard">
      <style:graphic-properties draw:stroke="none" draw:fill="none" fo:min-height="1.029cm"/>
    </style:style>
    <style:style style:name="gr27"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764cm" svg:height="0.962cm" svg:x="13cm" svg:y="7.6cm">
          <draw:text-box>
            <text:p>Web-palvelin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53cm" svg:x="2.627cm" svg:y="2.547cm">
          <text:p/>
          <draw:enhanced-geometry svg:viewBox="0 0 21600 21600" draw:mirror-horizontal="false" draw:mirror-vertical="false"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4cm">
          <text:p/>
          <draw:enhanced-geometry svg:viewBox="0 0 21600 21600" draw:mirror-horizontal="false" draw:mirror-vertical="false"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16"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4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text:span text:style-name="T1">1. Pyydetään suojatun palvelun etusivu</text:span></text:p>
          </draw:text-box>
        </draw:frame>
        <draw:frame draw:style-name="gr2" draw:text-style-name="P2" draw:layer="layout" svg:width="7.157cm" svg:height="0.806cm" svg:x="3.484cm" svg:y="3.238cm">
          <draw:text-box>
            <text:p><text:span text:style-name="T1">2. Pyydetään tunnistautumista</text:span></text:p>
          </draw:text-box>
        </draw:frame>
        <draw:frame draw:style-name="gr2" draw:text-style-name="P2" draw:layer="layout" svg:width="9.583cm" svg:height="0.806cm" svg:x="3.417cm" svg:y="5.794cm">
          <draw:text-box>
            <text:p><text:span text:style-name="T1">3. Haetaan valtuutusavain web-palveluun</text:span></text:p>
          </draw:text-box>
        </draw:frame>
        <draw:frame draw:style-name="gr2" draw:text-style-name="P2" draw:layer="layout" svg:width="7.017cm" svg:height="0.806cm" svg:x="3.383cm" svg:y="9.6cm">
          <draw:text-box>
            <text:p><text:span text:style-name="T1">6. Palautetaan valtuutusavain</text:span></text:p>
          </draw:text-box>
        </draw:frame>
        <draw:frame draw:style-name="gr2" draw:text-style-name="P2" draw:layer="layout" svg:width="6.852cm" svg:height="0.806cm" svg:x="3.348cm" svg:y="11.2cm">
          <draw:text-box>
            <text:p><text:span text:style-name="T1">7. Lähetetään valtuutusavain</text:span></text:p>
          </draw:text-box>
        </draw:frame>
        <draw:frame draw:style-name="gr2" draw:text-style-name="P2" draw:layer="layout" svg:width="7.58cm" svg:height="0.806cm" svg:x="13.4cm" svg:y="12.394cm">
          <draw:text-box>
            <text:p><text:span text:style-name="T1">8. Varmennetaan valtuutusavain</text:span></text:p>
          </draw:text-box>
        </draw:frame>
        <draw:frame draw:style-name="gr17" draw:text-style-name="P2" draw:layer="layout" svg:width="7.157cm" svg:height="0.806cm" svg:x="13.4cm" svg:y="13.794cm">
          <draw:text-box>
            <text:p><text:span text:style-name="T1">9. Palautetaan pääsyvaltuutus</text:span></text:p>
          </draw:text-box>
        </draw:frame>
        <draw:frame draw:style-name="gr2" draw:text-style-name="P2" draw:layer="layout" svg:width="11.166cm" svg:height="0.806cm" svg:x="13.333cm" svg:y="15.594cm">
          <draw:text-box>
            <text:p><text:span text:style-name="T1">10. Haetaan käyttäjän tiedot pääsyvaltuutuksella</text:span></text:p>
          </draw:text-box>
        </draw:frame>
        <draw:frame draw:style-name="gr2" draw:text-style-name="P2" draw:layer="layout" svg:width="7.424cm" svg:height="0.806cm" svg:x="13.414cm" svg:y="16.994cm">
          <draw:text-box>
            <text:p><text:span text:style-name="T1">11. Palautetaan käyttäjän tiedot</text:span></text:p>
          </draw:text-box>
        </draw:frame>
        <draw:frame draw:style-name="gr18" draw:text-style-name="P2" draw:layer="layout" svg:width="9.8cm" svg:height="0.806cm" svg:x="2.8cm" svg:y="18cm">
          <draw:text-box>
            <text:p><text:span text:style-name="T1">12. Näytetään etusivu </text:span></text:p>
          </draw:text-box>
        </draw:frame>
        <draw:custom-shape draw:style-name="gr4" draw:text-style-name="P1" draw:layer="layout" svg:width="21.8cm" svg:height="0.4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392cm" svg:height="0.806cm" svg:x="3.417cm" svg:y="7.2cm">
          <draw:text-box>
            <text:p><text:span text:style-name="T1">4. Kirjautumissivu</text:span></text:p>
          </draw:text-box>
        </draw:frame>
        <draw:frame draw:style-name="gr2" draw:text-style-name="P2" draw:layer="layout" svg:width="4.304cm" svg:height="0.806cm" svg:x="3.4cm" svg:y="8.4cm">
          <draw:text-box>
            <text:p><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9"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0.6cm" svg:y1="5.2cm" svg:x2="14.2cm" svg:y2="5.2cm">
          <text:p/>
        </draw:line>
        <draw:line draw:style-name="gr22" draw:text-style-name="P1" draw:layer="layout" svg:x1="18.4cm" svg:y1="10.8cm" svg:x2="18.4cm" svg:y2="8cm">
          <text:p/>
        </draw:line>
        <draw:line draw:style-name="gr22" draw:text-style-name="P1" draw:layer="layout" svg:x1="10.6cm" svg:y1="14cm" svg:x2="14.2cm" svg:y2="14cm">
          <text:p/>
        </draw:line>
        <draw:line draw:style-name="gr22"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3" draw:text-style-name="P1" draw:layer="layout" svg:width="27cm" svg:height="16.712cm" svg:x="0.6cm" svg:y="1.851cm">
          <draw:image xlink:href="Pictures/10000000000003C6000002564C5238DB.png" xlink:type="simple" xlink:show="embed" xlink:actuate="onLoad">
            <text:p/>
          </draw:image>
        </draw:frame>
        <draw:custom-shape draw:style-name="gr24"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9cm" svg:y1="13cm" svg:x2="11cm" svg:y2="8.8cm">
          <text:p/>
        </draw:line>
        <draw:custom-shape draw:style-name="gr24"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2cm" svg:y1="3cm" svg:x2="20.8cm" svg:y2="11.8cm">
          <text:p/>
        </draw:line>
        <draw:frame draw:style-name="gr26" draw:text-style-name="P3" draw:layer="layout" svg:width="1.797cm" svg:height="1.987cm" svg:x="10.603cm" svg:y="1.851cm">
          <draw:text-box>
            <text:p><text:span text:style-name="T2">1.</text:span></text:p>
          </draw:text-box>
        </draw:frame>
        <draw:frame draw:style-name="gr27" draw:text-style-name="P3" draw:layer="layout" svg:width="1.797cm" svg:height="1.987cm" svg:x="17.403cm" svg:y="12.8cm">
          <draw:text-box>
            <text:p><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Oletus" presentation:presentation-page-layout-name="AL2T1">
        <draw:custom-shape draw:style-name="gr3" draw:text-style-name="P1" draw:layer="layout" svg:width="5.4cm" svg:height="4cm" svg:x="4cm" svg:y="3.4cm">
          <text:p text:style-name="P1">Web-palvelu#1</text:p>
          <text:p text:style-name="P1">(sähköpo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5.4cm" svg:height="4cm" svg:x="12.4cm" svg:y="8.4cm">
          <text:p text:style-name="P1">Tunnistautumis-</text:p>
          <text:p text:style-name="P1">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4cm" svg:height="4cm" svg:x="21cm" svg:y="8.4cm">
          <text:p text:style-name="P1">Käyttäjähallinta<text:line-break/>(LDAP, AD<text:line-break/>t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9.6cm" svg:x2="9.4cm" svg:y2="5.4cm">
          <text:p/>
        </draw:line>
        <draw:line draw:style-name="gr22" draw:text-style-name="P1" draw:layer="layout" svg:x1="17.8cm" svg:y1="10.4cm" svg:x2="21cm" svg:y2="10.4cm">
          <text:p/>
        </draw:line>
        <draw:custom-shape draw:style-name="gr3" draw:text-style-name="P1" draw:layer="layout" svg:width="5.4cm" svg:height="4cm" svg:x="4cm" svg:y="8.4cm">
          <text:p text:style-name="P1">Web-palvelu#2</text:p>
          <text:p text:style-name="P1">(tuntikirjaus-</text:p>
          <text:p text:style-name="P1">järjestelm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cm" svg:height="4cm" svg:x="4cm" svg:y="13.6cm">
          <text:p text:style-name="P1">Web-palvelu#3</text:p>
          <text:p text:style-name="P1">(chat-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11.2cm" svg:x2="9.4cm" svg:y2="15.6cm">
          <text:p/>
        </draw:line>
        <draw:line draw:style-name="gr22" draw:text-style-name="P1" draw:layer="layout" svg:x1="12.4cm" svg:y1="10.4cm" svg:x2="9.4cm" svg:y2="10.4cm">
          <text:p/>
        </draw:lin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2DT5M26S</meta:editing-duration>
    <meta:editing-cycles>47</meta:editing-cycles>
    <dc:date>2012-05-25T15:43:09</dc:date>
    <meta:generator>LibreOffice/3.5$Linux_X86_64 LibreOffice_project/350m1$Build-2</meta:generator>
    <dc:creator>olli </dc:creator>
    <meta:document-statistic meta:object-count="119"/>
  </office:meta>
</office:document-meta>
</file>